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2.6346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3.2354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83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2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2"/>
        <table:table-column table:style-name="co8" table:default-cell-style-name="ce2"/>
        <table:table-column table:style-name="co9" table:default-cell-style-name="ce16"/>
        <table:table-column table:style-name="co10" table:number-columns-repeated="247" table:default-cell-style-name="ce2"/>
        <table:table-header-rows>
          <table:table-row table:style-name="ro1">
            <table:table-cell table:style-name="ce1" office:value-type="string">
              <text:p>Date</text:p>
            </table:table-cell>
            <table:table-cell table:style-name="ce5"/>
            <table:table-cell table:style-name="ce5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0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15" office:value-type="string">
              <text:p>Age</text:p>
              <text:p>Graded</text:p>
              <text:p>% <text:s text:c="6"/>*</text:p>
            </table:table-cell>
            <table:table-cell table:style-name="ce1" table:number-columns-repeated="247"/>
          </table:table-row>
        </table:table-header-rows>
        <table:table-row table:style-name="ro2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247"/>
        </table:table-row>
        <table:table-row table:style-name="ro2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Spring</text:p>
            <text:p/>
          </table:table-cell>
          <table:table-cell table:style-name="ce7" office:value-type="string">
            <text:p>1960</text:p>
            <text:p/>
          </table:table-cell>
          <table:table-cell table:style-name="ce7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17"/>
          <table:table-cell table:style-name="ce3" table:number-columns-repeated="247"/>
        </table:table-row>
        <table:table-row table:style-name="ro1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248"/>
        </table:table-row>
        <table:table-row table:style-name="ro3">
          <table:table-cell table:style-name="ce3" office:value-type="string">
            <text:p>Fall</text:p>
            <text:p/>
          </table:table-cell>
          <table:table-cell table:style-name="ce7" office:value-type="string">
            <text:p>1962</text:p>
            <text:p/>
          </table:table-cell>
          <table:table-cell table:style-name="ce7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17"/>
          <table:table-cell table:style-name="ce3" table:number-columns-repeated="247"/>
        </table:table-row>
        <table:table-row table:style-name="ro2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7" office:value-type="string">
            <text:p>1964</text:p>
            <text:p/>
            <text:p/>
            <text:p/>
            <text:p/>
            <text:p/>
          </table:table-cell>
          <table:table-cell table:style-name="ce7" office:value-type="string">
            <text:p>20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2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4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248"/>
        </table:table-row>
        <table:table-row table:style-name="ro2">
          <table:table-cell office:value-type="string">
            <text:p>April</text:p>
          </table:table-cell>
          <table:table-cell office:value-type="float" office:value="1964">
            <text:p>1964</text:p>
          </table:table-cell>
          <table:table-cell office:value-type="float" office:value="21">
            <text:p>21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4.8</text:p>
          </table:table-cell>
          <table:table-cell/>
          <table:table-cell table:style-name="Default"/>
          <table:table-cell office:value-type="string">
            <text:p>84.2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17" office:value-type="string">
            <text:p>85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2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57:13, 1st place. <text:s/>Kelley is an</text:p>
            <text:p>Olympian and Boston Marathon winner.</text:p>
          </table:table-cell>
          <table:table-cell table:style-name="ce17" office:value-type="string">
            <text:p>85.6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2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1:36:18, 1st place.</text:p>
            <text:p/>
          </table:table-cell>
          <table:table-cell table:style-name="ce17" office:value-type="string">
            <text:p>87.6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Feb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Cherry Tree Marathon</text:p>
            <text:p>Central Park, NYC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42:15</text:p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</table:table-cell>
          <table:table-cell table:style-name="ce3" office:value-type="string">
            <text:p>first novice</text:p>
            <text:p/>
          </table:table-cell>
          <table:table-cell table:style-name="ce17" office:value-type="string">
            <text:p>77.0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5</text:p>
            <text:p/>
          </table:table-cell>
          <table:table-cell office:value-type="string">
            <text:p>22</text:p>
            <text:p/>
          </table:table-cell>
          <table:table-cell table:style-name="ce4"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><text:s/></text:p>
          </table:table-cell>
          <table:table-cell office:value-type="string">
            <text:p>1:02:48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5.9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247"/>
        </table:table-row>
        <table:table-row table:style-name="ro6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6</text:p>
            <text:p/>
          </table:table-cell>
          <table:table-cell office:value-type="string">
            <text:p>23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4:34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 office:value-type="string">
            <text:p>94 degrees</text:p>
            <text:p/>
          </table:table-cell>
          <table:table-cell office:value-type="string">
            <text:p>83.5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7</text:p>
            <text:p/>
          </table:table-cell>
          <table:table-cell office:value-type="string">
            <text:p>24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3:30</text:p>
            <text:p/>
          </table:table-cell>
          <table:table-cell office:value-type="string">
            <text:p>3<text:span text:style-name="T2">rd</text:span></text:p>
            <text:p><text:span text:style-name="T2"/></text:p>
          </table:table-cell>
          <table:table-cell/>
          <table:table-cell office:value-type="string">
            <text:p>84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April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2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17" office:value-type="string">
            <text:p>83.1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NYC Metropolitan Championship</text:p>
            <text:p>Central Park NYC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17" office:value-type="string">
            <text:p>83.5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70</text:p>
            <text:p/>
          </table:table-cell>
          <table:table-cell table:style-name="ce7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17" office:value-type="string">
            <text:p>75.1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9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247"/>
        </table:table-row>
        <table:table-row table:style-name="ro6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247"/>
        </table:table-row>
        <table:table-row table:style-name="ro6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247"/>
        </table:table-row>
        <table:table-row table:style-name="ro2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Aug </text:p>
            <text:p/>
          </table:table-cell>
          <table:table-cell table:style-name="ce7" office:value-type="string">
            <text:p>1975</text:p>
            <text:p/>
          </table:table-cell>
          <table:table-cell table:style-name="ce7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17" office:value-type="string">
            <text:p>84.4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Nov</text:p>
            <text:p/>
            <text:p/>
          </table:table-cell>
          <table:table-cell table:style-name="ce7" office:value-type="string">
            <text:p>1976</text:p>
            <text:p/>
            <text:p/>
          </table:table-cell>
          <table:table-cell table:style-name="ce7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2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this</text:p>
            <text:p>and subsequent 25K Peace Races.</text:p>
            <text:p/>
          </table:table-cell>
          <table:table-cell table:style-name="ce17" office:value-type="string">
            <text:p>83.3</text:p>
            <text:p/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Dec</text:p>
            <text:p/>
          </table:table-cell>
          <table:table-cell table:style-name="ce7" office:value-type="string">
            <text:p>1976</text:p>
            <text:p/>
          </table:table-cell>
          <table:table-cell table:style-name="ce7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May</text:p>
            <text:p/>
            <text:p/>
          </table:table-cell>
          <table:table-cell table:style-name="ce7" office:value-type="string">
            <text:p>1977</text:p>
            <text:p/>
            <text:p/>
          </table:table-cell>
          <table:table-cell table:style-name="ce7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2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*</text:p>
            <text:p>Average time per mile 5:48.</text:p>
          </table:table-cell>
          <table:table-cell table:style-name="ce17"/>
          <table:table-cell table:style-name="ce3" table:number-columns-repeated="247"/>
        </table:table-row>
        <table:table-row table:style-name="ro6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247"/>
        </table:table-row>
        <table:table-row table:style-name="ro3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17" office:value-type="string">
            <text:p>66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Nov</text:p>
            <text:p><text:s text:c="2"/></text:p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24:50</text:p>
            <text:p/>
          </table:table-cell>
          <table:table-cell office:value-type="string">
            <text:p>20/900</text:p>
            <text:p/>
          </table:table-cell>
          <table:table-cell office:value-type="string">
            <text:p>Lasse Viren was 15<text:span text:style-name="T2">th</text:span></text:p>
            <text:p><text:span text:style-name="T2"/></text:p>
          </table:table-cell>
          <table:table-cell office:value-type="string">
            <text:p>84.5</text:p>
            <text:p/>
          </table:table-cell>
          <table:table-cell table:number-columns-repeated="247"/>
        </table:table-row>
        <table:table-row table:style-name="ro2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May</text:p>
            <text:p/>
          </table:table-cell>
          <table:table-cell table:style-name="ce7" office:value-type="string">
            <text:p>1980</text:p>
            <text:p/>
          </table:table-cell>
          <table:table-cell table:style-name="ce7" office:value-type="string">
            <text:p>37</text:p>
            <text:p/>
          </table:table-cell>
          <table:table-cell table:style-name="ce3" office:value-type="string">
            <text:p>Revco Marathon</text:p>
            <text:p>Cleveland OH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7:21</text:p>
            <text:p/>
          </table:table-cell>
          <table:table-cell table:style-name="ce3"/>
          <table:table-cell table:style-name="ce3" office:value-type="string">
            <text:p>Last 6 miles were the fastest; last mile in 5:55</text:p>
            <text:p/>
          </table:table-cell>
          <table:table-cell table:style-name="ce17" office:value-type="string">
            <text:p>75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5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Nov </text:p>
            <text:p><text:s/></text:p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</text:p>
          </table:table-cell>
          <table:table-cell table:style-name="ce17" office:value-type="string">
            <text:p>81.6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Oct </text:p>
            <text:p/>
          </table:table-cell>
          <table:table-cell table:style-name="ce7" office:value-type="string">
            <text:p>1983</text:p>
            <text:p/>
          </table:table-cell>
          <table:table-cell table:style-name="ce7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17" office:value-type="string">
            <text:p>79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247"/>
        </table:table-row>
        <table:table-row table:style-name="ro2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July</text:p>
            <text:p/>
          </table:table-cell>
          <table:table-cell table:style-name="ce7" office:value-type="string">
            <text:p>1985</text:p>
            <text:p/>
          </table:table-cell>
          <table:table-cell table:style-name="ce7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17" office:value-type="string">
            <text:p>86.8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9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9</text:p>
            <text:p/>
          </table:table-cell>
          <table:table-cell table:style-name="ce7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6.4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0</text:p>
            <text:p/>
          </table:table-cell>
          <table:table-cell table:style-name="ce7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17" office:value-type="string">
            <text:p>70.6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9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hilly course. <text:s/><text:span text:style-name="T4">first place Jamie Lombardi 15:25</text:span></text:p>
          </table:table-cell>
          <table:table-cell office:value-type="string">
            <text:p>87.6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3.3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7.8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7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17" office:value-type="string">
            <text:p>86.9</text:p>
            <text:p/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17" office:value-type="string">
            <text:p>73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8.1</text:p>
            <text:p/>
          </table:table-cell>
          <table:table-cell table:style-name="ce3" table:number-columns-repeated="247"/>
        </table:table-row>
        <table:table-row table:style-name="ro7">
          <table:table-cell table:style-name="ce3" office:value-type="string">
            <text:p>Oct</text:p>
          </table:table-cell>
          <table:table-cell table:style-name="ce7" office:value-type="float" office:value="1993">
            <text:p>1993</text:p>
          </table:table-cell>
          <table:table-cell table:style-name="ce7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2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 <text:s/>Mom and Dad cheered me on.</text:p>
          </table:table-cell>
          <table:table-cell table:style-name="ce17" office:value-type="string">
            <text:p>86.3</text:p>
          </table:table-cell>
          <table:table-cell table:style-name="ce3" table:number-columns-repeated="247"/>
        </table:table-row>
        <table:table-row table:style-name="ro3">
          <table:table-cell table:style-name="ce4" office:value-type="string">
            <text:p>April</text:p>
            <text:p/>
          </table:table-cell>
          <table:table-cell table:style-name="ce8" office:value-type="string">
            <text:p>1994</text:p>
            <text:p/>
          </table:table-cell>
          <table:table-cell table:style-name="ce8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3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18" office:value-type="string">
            <text:p>87.3</text:p>
            <text:p><text:s/></text:p>
          </table:table-cell>
          <table:table-cell table:style-name="ce4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<text:s/>First in 50-54 age group.</text:p>
            <text:p/>
          </table:table-cell>
          <table:table-cell table:style-name="ce17" office:value-type="string">
            <text:p>87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7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17" office:value-type="string">
            <text:p>88.3</text:p>
            <text:p/>
          </table:table-cell>
          <table:table-cell table:style-name="ce3" table:number-columns-repeated="247"/>
        </table:table-row>
        <table:table-row table:style-name="ro8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7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2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6</text:p>
            <text:p/>
          </table:table-cell>
          <table:table-cell table:style-name="ce7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17" office:value-type="string">
            <text:p>64.8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97</text:p>
            <text:p/>
          </table:table-cell>
          <table:table-cell table:style-name="ce7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2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17" office:value-type="string">
            <text:p>86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1999</text:p>
            <text:p/>
            <text:p/>
          </table:table-cell>
          <table:table-cell table:style-name="ce7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2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</text:p>
            <text:p>Fastest overall team time 2:51:10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4" office:value-type="string">
            <text:p>June</text:p>
            <text:p/>
          </table:table-cell>
          <table:table-cell table:style-name="ce8" office:value-type="string">
            <text:p>2000</text:p>
            <text:p/>
          </table:table-cell>
          <table:table-cell table:style-name="ce8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3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18" office:value-type="string">
            <text:p>83.2</text:p>
            <text:p/>
          </table:table-cell>
          <table:table-cell table:style-name="ce4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17" office:value-type="string">
            <text:p>69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2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17" office:value-type="string">
            <text:p>83.7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1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17" office:value-type="string">
            <text:p>72.3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2</text:p>
            <text:p/>
            <text:p/>
          </table:table-cell>
          <table:table-cell table:style-name="ce7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2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ran with Laura Lombardi who had trained</text:p>
            <text:p>6 months and completed this marathon as</text:p>
            <text:p>her only running event so far. <text:s/>Great day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4" office:value-type="string">
            <text:p><text:span text:style-name="T1">Aug</text:span></text:p>
            <text:p/>
          </table:table-cell>
          <table:table-cell table:style-name="ce8" office:value-type="string">
            <text:p><text:span text:style-name="T1">2003</text:span></text:p>
            <text:p/>
          </table:table-cell>
          <table:table-cell table:style-name="ce8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3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18" office:value-type="string">
            <text:p>82.4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Mar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17" office:value-type="string">
            <text:p>85.5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2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17" office:value-type="string">
            <text:p>83.3</text:p>
            <text:p><text:s/></text:p>
          </table:table-cell>
          <table:table-cell table:style-name="ce3" table:number-columns-repeated="247"/>
        </table:table-row>
        <table:table-row table:style-name="ro3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17" office:value-type="string">
            <text:p>72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2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Nov</text:p>
            <text:p><text:s text:c="2"/></text:p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2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ran the last 6 miles the fastest. <text:s/>13 miles of</text:p>
            <text:p>very rocky trail starting at mile 2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4.4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2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2007</text:p>
            <text:p/>
            <text:p/>
          </table:table-cell>
          <table:table-cell table:style-name="ce7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2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7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2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17"/>
          <table:table-cell table:style-name="ce3" table:number-columns-repeated="247"/>
        </table:table-row>
        <table:table-row table:style-name="ro1">
          <table:table-cell table:style-name="ce3" office:value-type="string">
            <text:p>Mar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2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17" office:value-type="string">
            <text:p>83.6</text:p>
            <text:p>83.2</text:p>
            <text:p>81.7</text:p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2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 Cheered by</text:p>
            <text:p>Mary Jane, Laura, Joe and Maureen in utero 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17" office:value-type="string">
            <text:p>86.4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17" office:value-type="string">
            <text:p>84.6</text:p>
            <text:p/>
            <text:p/>
          </table:table-cell>
          <table:table-cell table:style-name="ce3"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* <text:s/>age graded percentages are calculated using the 2006 age grading factor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** 200 mile relay team members, May 14-15, 1977 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llegheny Staff and Faculty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Jeff Ickes, Jim Lombardi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llegheny Graduate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Dave DeVine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Fifty Year Statistics for Jim Lombardi:</text:p>
          </table:table-cell>
          <table:table-cell table:number-columns-repeated="255"/>
        </table:table-row>
        <table:table-row table:style-name="ro2">
          <table:table-cell office:value-type="string">
            <text:p>Total Miles Run: <text:s text:c="22"/>approx. 75,000</text:p>
          </table:table-cell>
          <table:table-cell table:number-columns-repeated="255"/>
        </table:table-row>
        <table:table-row table:style-name="ro2">
          <table:table-cell office:value-type="string">
            <text:p>Average Miles Run Per Week: <text:s/>approx: 30</text:p>
          </table:table-cell>
          <table:table-cell table:number-columns-repeated="255"/>
        </table:table-row>
        <table:table-row table:style-name="ro2">
          <table:table-cell office:value-type="string">
            <text:p>Total No. of races: <text:s text:c="19"/>786</text:p>
          </table:table-cell>
          <table:table-cell table:number-columns-repeated="255"/>
        </table:table-row>
        <table:table-row table:style-name="ro2">
          <table:table-cell office:value-type="string">
            <text:p>Average Race Distance: <text:s text:c="10"/>5.9miles</text:p>
          </table:table-cell>
          <table:table-cell table:number-columns-repeated="255"/>
        </table:table-row>
        <table:table-row table:style-name="ro2">
          <table:table-cell office:value-type="string">
            <text:p>Longest Running Streak: <text:s text:c="10"/>17.2 years and counting</text:p>
          </table:table-cell>
          <table:table-cell table:number-columns-repeated="255"/>
        </table:table-row>
        <table:table-row table:style-name="ro2" table:number-rows-repeated="654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style:font-name="Times New Roman1" fo:font-size="11pt" fo:font-weight="bold"/>
    </style:style>
  </office:automatic-styles>
  <office:master-styles>
    <style:master-page style:name="Default" style:page-layout-name="pm1">
      <style:header>
        <text:p><text:span text:style-name="T1">Highlights of 50 Years of Running and Racing</text:span></text:p>
        <text:p><text:span text:style-name="T1">Jim Lombardi</text:span></text:p>
        <text:p><text:span text:style-name="T1">Born Oct. 13, 1942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09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2-20T13:55:35</meta:creation-date>
    <dc:date>2009-03-07T09:42:34</dc:date>
    <meta:print-date>2009-02-20T14:50:05</meta:print-date>
    <meta:editing-cycles>130</meta:editing-cycles>
    <meta:editing-duration>PT14H27M35S</meta:editing-duration>
    <meta:user-defined meta:name="Info 1"/>
    <meta:user-defined meta:name="Info 2"/>
    <meta:user-defined meta:name="Info 3"/>
    <meta:user-defined meta:name="Info 4"/>
    <meta:document-statistic meta:table-count="3" meta:cell-count="884"/>
  </office:meta>
</office:document-meta>
</file>